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arial"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Italique" style:font-family-generic="swiss" style:font-pitch="variable"/>
    <style:font-face style:name="Verdana3" svg:font-family="Verdana"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Verdana" fo:font-size="14pt" fo:font-weight="bold" style:font-size-asian="14pt" style:font-weight-asian="bold" style:font-size-complex="14pt" style:font-weight-complex="bold"/>
    </style:style>
    <style:style style:name="P2" style:family="paragraph" style:parent-style-name="Standard">
      <style:paragraph-properties fo:text-align="center" style:justify-single-word="false"/>
      <style:text-properties style:font-name="Verdana" fo:font-size="14pt" fo:font-weight="normal" style:font-size-asian="14pt" style:font-weight-asian="normal" style:font-size-complex="14pt" style:font-weight-complex="normal"/>
    </style:style>
    <style:style style:name="P3" style:family="paragraph" style:parent-style-name="Text_20_body">
      <style:paragraph-properties fo:text-align="justify" style:justify-single-word="false"/>
    </style:style>
    <style:style style:name="P4" style:family="paragraph" style:parent-style-name="Text_20_body" style:list-style-name="L1">
      <style:paragraph-properties fo:text-align="justify" style:justify-single-word="false"/>
    </style:style>
    <style:style style:name="P5" style:family="paragraph" style:parent-style-name="Footer">
      <style:paragraph-properties fo:text-align="center" style:justify-single-word="false"/>
    </style:style>
    <style:style style:name="T1" style:family="text">
      <style:text-properties fo:font-variant="normal" fo:text-transform="none" fo:color="#000000" style:font-name="Verdana2" fo:font-size="12pt" fo:letter-spacing="normal" fo:font-style="normal" style:text-underline-style="none" fo:font-weight="normal" style:font-size-asian="12pt" style:font-size-complex="12pt"/>
    </style:style>
    <style:style style:name="T2" style:family="text">
      <style:text-properties style:font-name="Verdana2" fo:font-size="12pt" style:font-size-asian="12pt" style:font-size-complex="12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ahier des charges</text:p>
      <text:p text:style-name="P1"/>
      <text:p text:style-name="P1">Gamification d'une séance de sport</text:p>
      <text:p text:style-name="P1"/>
      <text:p text:style-name="P1">État au 12 avril 2019</text:p>
      <text:p text:style-name="P2"/>
      <text:p text:style-name="P2">Département :</text:p>
      <text:p text:style-name="P2">Technologie de l'information et de la communication (TIC)</text:p>
      <text:p text:style-name="P2"/>
      <text:p text:style-name="P2">Filière :</text:p>
      <text:p text:style-name="P2">Informatique (INFO)</text:p>
      <text:p text:style-name="P2"/>
      <text:p text:style-name="P2">Responsable :</text:p>
      <text:p text:style-name="P2">Perez-Uribe Andres</text:p>
      <text:p text:style-name="P2"/>
      <text:p text:style-name="P2">Étudiant :</text:p>
      <text:p text:style-name="P2">Jimmy Verdasca</text:p>
      <text:p text:style-name="P2"/>
      <text:h text:style-name="Heading_20_1" text:outline-level="1">Résumé du problème</text:h>
      <text:p text:style-name="P3">Avec la croissance de la demande en sport, l'accroissement des villes, la multiplication des mégalopoles et donc l'augmentation de la pollution.</text:p>
      <text:p text:style-name="P3">L<text:span text:style-name="T2">a start-up </text:span><text:span text:style-name="T1">4πR² souhaite offrir un nouveau type de structure pour encourager le sport en ville sans pour autant respirer dans les pots d'échappement. Elle se différenciera des divers fitness et centre sportif grâce à sa facilité d'accès (positionnel et pécuniaire).</text:span></text:p>
      <text:p text:style-name="P3"><text:span text:style-name="T1">Les objectifs sont de promouvoir le sport, produire de l'énergie renouvelable et améliorer la santé générale de la population.</text:span></text:p>
      <text:p text:style-name="P3"><text:span text:style-name="T1">Concrètement, la start-up souhaite installer en ville des petits dômes dans lesquels 5 postes seront disponible pour y faire du sport. L'air de ces « bulles d'énergies » seraient purifié et toute l'énergie pour les alimenter viendrait des sportifs. Finalement, afin de motiver les gens à faire du sport, un jeu vidéo sera disponible sur chaque poste. La difficulté de ce dernier est de réussir a créer un jeu qui pousse les sportifs en dehors de leurs zones de confort sans pour autant les dégoûter.</text:span></text:p>
      <text:p text:style-name="P3"><text:span text:style-name="T1">C'est dans ce cadre que le co-fondateur Grégory Vincent à mandaté l'institut IICT afin de l'aider dans la création de ce jeu adaptable au sportif.</text:span></text:p>
      <text:h text:style-name="Heading_20_1" text:outline-level="1">Cahier des charges</text:h>
      <text:list xml:id="list5990304665098480809" text:style-name="L1">
        <text:list-item>
          <text:p text:style-name="P4">Analyser les technologies possibles pour la création d'un jeu synchronisé en temps réel à une séance de sport.</text:p>
        </text:list-item>
        <text:list-item>
          <text:p text:style-name="P4"><text:soft-page-break/>Étudier les concurrents/collaboration possible.</text:p>
        </text:list-item>
        <text:list-item>
          <text:p text:style-name="P4">Imaginer et/ou choisir un jeu utilisable pour tester et calibrer le système adaptatif au sportif</text:p>
        </text:list-item>
        <text:list-item>
          <text:p text:style-name="P4">implémenter le jeu définit</text:p>
        </text:list-item>
        <text:list-item>
          <text:p text:style-name="P4">ajouter la couche de machine learning au jeu pour qu'il s'adapte à l'utilisateur</text:p>
        </text:list-item>
      </text:list>
      <text:p text:style-name="P3">Il s'agira avant tout d'analyser les diverses technologies qu'il est possible d'utiliser pour gamifier une séance de sport. Ainsi que d'analyser les produits existant déjà sur le marché afin de se placer comme complément au offres existantes.</text:p>
      <text:p text:style-name="P3">Il faudra ensuite trouver ou imaginer un jeu qui résout la problématique, qui soit innovant mais suffisamment simple afin de pouvoir rapidement obtenir un prototype qui servira à tester et calibrer la partie machine learning du projet. C'est à dire la capacité à rendre le jeu capable d'être au service du sport et de l'amusement quel que soit le niveau du sportif.</text:p>
      <text:p text:style-name="P3">Lorsque l'idée de jeu sera acceptée par le mandataire et le responsable, le début de l'implémentation commencera. Puisque le projet est grand et qu'il commence à peine, il ne sera pas terminé à la fin de se travail de bachelor, il faudra donc mettre un accent important sur la documentation et l'extensibilité de ce premier prototype qui pourrait être reprit par la suite. Le but serait d'avoir à la fin de se travail de bachelor la version un joueur fonctionnel et dont la difficulté s'adapterait aux performances de l'utilisateur entre chaque séanc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arial" svg:font-family="arial, sans-serif"/>
    <style:font-face style:name="Arial3"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Verdana2" svg:font-family="Verdana" style:font-family-generic="swiss" style:font-pitch="variable"/>
    <style:font-face style:name="Verdana1" svg:font-family="Verdana" style:font-adornments="Gras" style:font-family-generic="swiss" style:font-pitch="variable"/>
    <style:font-face style:name="Verdana" svg:font-family="Verdana" style:font-adornments="Italique" style:font-family-generic="swiss" style:font-pitch="variable"/>
    <style:font-face style:name="Verdana3" svg:font-family="Verdana" style:font-adornments="Norm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H"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H"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text-properties style:font-name="Verdana3"/>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Verdana1"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color="#99cccc" style:font-name="Verdana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Verdana3"/>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Arial2"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1</text:page-number>/<text:page-count>2</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immy Verdasca</meta:initial-creator>
    <meta:creation-date>2019-04-08T11:22:42.03</meta:creation-date>
    <dc:date>2019-04-08T14:03:22.41</dc:date>
    <dc:creator>jimmy Verdasca</dc:creator>
    <meta:editing-duration>PT36M38S</meta:editing-duration>
    <meta:editing-cycles>3</meta:editing-cycles>
    <meta:generator>OpenOffice/4.1.5$Win32 OpenOffice.org_project/415m1$Build-9789</meta:generator>
    <meta:document-statistic meta:table-count="0" meta:image-count="0" meta:object-count="0" meta:page-count="2" meta:paragraph-count="27" meta:word-count="484" meta:character-count="2974"/>
  </office:meta>
</office:document-meta>
</file>